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00C52DAF7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2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background-color="#cfe7f5" fo:padding="0.097cm" fo:border="0.05pt solid #000000">
        <style:background-image/>
      </style:table-cell-properties>
    </style:style>
    <style:style style:name="Taula4" style:family="table">
      <style:table-properties style:width="16.917cm" fo:margin-left="0.095cm" table:align="left"/>
    </style:style>
    <style:style style:name="Taula4.A" style:family="table-column">
      <style:table-column-properties style:column-width="1.201cm"/>
    </style:style>
    <style:style style:name="Taula4.B" style:family="table-column">
      <style:table-column-properties style:column-width="5.597cm"/>
    </style:style>
    <style:style style:name="Taula4.C" style:family="table-column">
      <style:table-column-properties style:column-width="2.3cm"/>
    </style:style>
    <style:style style:name="Taula4.D" style:family="table-column">
      <style:table-column-properties style:column-width="7.819cm"/>
    </style:style>
    <style:style style:name="Taula4.A1" style:family="table-cell">
      <style:table-cell-properties fo:padding="0.097cm" fo:border="none"/>
    </style:style>
    <style:style style:name="Taula4.B1" style:family="table-cell">
      <style:table-cell-properties fo:padding="0.097cm" fo:border="0.05pt solid #000000"/>
    </style:style>
    <style:style style:name="P1" style:family="paragraph" style:parent-style-name="Table_20_Contents">
      <style:text-properties fo:color="#ffffff" style:font-name="Arial" fo:font-size="10pt" fo:font-weight="bold" officeooo:rsid="0004bb95" officeooo:paragraph-rsid="0004bb95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80" style:font-name="Arial" fo:font-size="10pt" fo:font-weight="bold" officeooo:rsid="0004bb95" officeooo:paragraph-rsid="0004bb95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color="#000080" style:font-name="Arial" fo:font-size="10pt" fo:font-style="normal" fo:font-weight="normal" officeooo:rsid="0004bb95" officeooo:paragraph-rsid="0004bb95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04bb95" officeooo:paragraph-rsid="0004bb95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46538d" officeooo:paragraph-rsid="0046538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5pt" fo:font-style="italic" fo:font-weight="normal" officeooo:rsid="0055ddae" officeooo:paragraph-rsid="0055ddae" style:font-size-asian="15pt" style:font-style-asian="italic" style:font-weight-asian="normal" style:font-size-complex="15pt" style:font-style-complex="italic" style:font-weight-complex="normal"/>
    </style:style>
    <style:style style:name="P8" style:family="paragraph" style:parent-style-name="Text_20_body">
      <style:text-properties style:font-name="Arial" fo:font-size="11pt" fo:language="ca" fo:country="ES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paragraph-rsid="0004bb95" style:font-size-asian="20pt" style:font-weight-asian="bold" style:font-size-complex="20pt" style:font-weight-complex="bold"/>
    </style:style>
    <style:style style:name="P10" style:family="paragraph" style:parent-style-name="Text_20_body">
      <style:text-properties fo:color="#000080" fo:font-size="16.1000003814697pt" fo:font-weight="bold" style:font-size-asian="16.1000003814697pt" style:font-weight-asian="bold" style:font-size-complex="16.1000003814697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1pt" style:text-underline-style="none" fo:font-weight="normal" officeooo:paragraph-rsid="00640c25" style:font-name-asian="Tahoma" style:font-size-asian="11pt" style:font-weight-asian="normal" style:font-name-complex="Tahoma" style:font-size-complex="11pt" style:font-weight-complex="norm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 style:list-style-name="WW8Num1">
      <style:paragraph-properties fo:text-align="justify" style:justify-single-word="false"/>
      <style:text-properties style:font-name="Arial2" fo:font-size="11pt" style:text-underline-style="none" fo:font-weight="normal" officeooo:paragraph-rsid="00640c25" style:font-name-asian="Tahoma" style:font-size-asian="11pt" style:font-weight-asian="normal" style:font-name-complex="Tahoma" style:font-size-complex="11pt" style:font-weight-complex="normal"/>
    </style:style>
    <style:style style:name="P14" style:family="paragraph" style:parent-style-name="Standard" style:list-style-name="WW8Num1">
      <style:paragraph-properties fo:text-align="justify" style:justify-single-word="false"/>
      <style:text-properties style:font-name="Arial2" fo:font-size="11pt" style:text-underline-style="none" fo:font-weight="normal" officeooo:paragraph-rsid="00667348" style:font-name-asian="Tahoma" style:font-size-asian="11pt" style:font-weight-asian="normal" style:font-name-complex="Tahoma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officeooo:rsid="00686399" officeooo:paragraph-rsid="00686399" style:font-size-asian="11pt" style:font-size-complex="11pt"/>
    </style:style>
    <style:style style:name="P16" style:family="paragraph" style:parent-style-name="Text_20_body">
      <style:text-properties officeooo:rsid="00686399" officeooo:paragraph-rsid="00686399"/>
    </style:style>
    <style:style style:name="P1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Arial" fo:font-size="11pt" officeooo:rsid="004bacfe" officeooo:paragraph-rsid="004bacfe" style:font-size-asian="11pt" style:font-size-complex="11pt"/>
    </style:style>
    <style:style style:name="P1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style:font-name="Arial" fo:font-size="11pt" fo:language="es" fo:country="ES" fo:font-style="normal" fo:font-weight="normal" officeooo:rsid="004bd31e" officeooo:paragraph-rsid="004bd31e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style:font-name="Arial" fo:font-size="11pt" fo:language="es" fo:country="ES" fo:font-style="normal" fo:font-weight="normal" officeooo:rsid="00640c25" officeooo:paragraph-rsid="00640c25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style:font-name="Arial" fo:font-size="11pt" fo:language="es" fo:country="ES" fo:font-style="normal" fo:font-weight="normal" officeooo:rsid="00523dc8" officeooo:paragraph-rsid="00523dc8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style:font-name="Arial" fo:font-size="11pt" fo:language="es" fo:country="ES" fo:font-style="normal" fo:font-weight="normal" officeooo:rsid="0052b57b" officeooo:paragraph-rsid="0052b57b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Heading_20_1">
      <style:text-properties style:font-name="Arial" fo:font-size="11pt" fo:language="es" fo:country="ES" officeooo:rsid="00602a0f" style:font-size-asian="11pt" style:font-size-complex="11pt"/>
    </style:style>
    <style:style style:name="P23" style:family="paragraph" style:parent-style-name="Heading_20_1">
      <style:text-properties officeooo:rsid="004bacfe" officeooo:paragraph-rsid="004bacfe"/>
    </style:style>
    <style:style style:name="P24" style:family="paragraph" style:parent-style-name="Heading_20_1">
      <style:text-properties officeooo:rsid="00663d8e" officeooo:paragraph-rsid="00663d8e"/>
    </style:style>
    <style:style style:name="P25" style:family="paragraph" style:parent-style-name="Heading_20_1">
      <style:paragraph-properties fo:break-before="page"/>
      <style:text-properties officeooo:rsid="0061b158" officeooo:paragraph-rsid="0061b158"/>
    </style:style>
    <style:style style:name="T1" style:family="text">
      <style:text-properties officeooo:rsid="00640c25"/>
    </style:style>
    <style:style style:name="T2" style:family="text">
      <style:text-properties officeooo:rsid="0055ddae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36de59"/>
    </style:style>
    <style:style style:name="T5" style:family="text">
      <style:text-properties officeooo:rsid="004bacfe"/>
    </style:style>
    <style:style style:name="T6" style:family="text">
      <style:text-properties fo:color="#000080" fo:language="es" fo:country="ES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80" fo:language="es" fo:country="ES" fo:font-style="normal" fo:font-weight="bold" officeooo:rsid="0055ddae" style:font-style-asian="normal" style:font-weight-asian="bold" style:font-style-complex="normal" style:font-weight-complex="bold"/>
    </style:style>
    <style:style style:name="T8" style:family="text">
      <style:text-properties fo:color="#000080" fo:language="es" fo:country="ES" fo:font-style="normal" fo:font-weight="bold" officeooo:rsid="00640c25" style:font-style-asian="normal" style:font-weight-asian="bold" style:font-style-complex="normal" style:font-weight-complex="bold"/>
    </style:style>
    <style:style style:name="T9" style:family="text">
      <style:text-properties fo:language="ca" fo:country="ES"/>
    </style:style>
    <style:style style:name="T10" style:family="text">
      <style:text-properties fo:language="ca" fo:country="ES" style:text-underline-style="solid" style:text-underline-width="auto" style:text-underline-color="font-color" fo:font-weight="bold"/>
    </style:style>
    <style:style style:name="T11" style:family="text">
      <style:text-properties style:language-asian="zxx" style:country-asian="none" style:language-complex="zxx" style:country-complex="none"/>
    </style:style>
    <style:style style:name="T12" style:family="text">
      <style:text-properties style:text-underline-style="none" style:language-asian="zxx" style:country-asian="none" style:font-name-complex="Tahoma" style:language-complex="zxx" style:country-complex="none"/>
    </style:style>
    <style:style style:name="T13" style:family="text">
      <style:text-properties officeooo:rsid="006663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ula3" table:style-name="Taula3">
        <table:table-column table:style-name="Taula3.A"/>
        <table:table-row>
          <table:table-cell table:style-name="Taula3.A1" office:value-type="string">
            <text:p text:style-name="P5"/>
            <text:p text:style-name="P9">UF1. <text:span text:style-name="T1">Introducció a les bases de dades</text:span></text:p>
            <text:p text:style-name="P7">NF1. <text:span text:style-name="T1">Sistemes d'emmagatzemament d'informació</text:span></text:p>
            <text:p text:style-name="P6"><text:span text:style-name="T2">A1</text:span>. <text:span text:style-name="T1">Base de dades Comarca</text:span></text:p>
          </table:table-cell>
        </table:table-row>
      </table:table>
      <text:p text:style-name="Text_20_body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office:value-type="string">
            <text:p text:style-name="Text_20_body">Nom:</text:p>
          </table:table-cell>
          <table:table-cell table:style-name="Taula4.B1" office:value-type="string">
            <text:p text:style-name="Text_20_body"/>
          </table:table-cell>
          <table:table-cell table:style-name="Taula4.A1" office:value-type="string">
            <text:p text:style-name="Text_20_body">Cognoms:</text:p>
          </table:table-cell>
          <table:table-cell table:style-name="Taula4.B1" office:value-type="string">
            <text:p text:style-name="Text_20_body"/>
          </table:table-cell>
        </table:table-row>
      </table:table>
      <text:p text:style-name="Text_20_body"/>
      <text:p text:style-name="P10"><text:bookmark-start text:name="__RefHeading___Toc984_1888434590"/>Índex <text:span text:style-name="T5">de la pràctica</text:span><text:bookmark-end text:name="__RefHeading___Toc984_1888434590"/></text:p>
      <text:table-of-content text:style-name="Sect1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974_1888434590" text:style-name="Index_20_Link" text:visited-style-name="Index_20_Link">Entrega<text:tab/>1</text:a></text:p>
          <text:p text:style-name="P12"><text:a xlink:type="simple" xlink:href="#__RefHeading___Toc277_1803582813" text:style-name="Index_20_Link" text:visited-style-name="Index_20_Link">Introducció<text:tab/>2</text:a></text:p>
          <text:p text:style-name="P12"><text:a xlink:type="simple" xlink:href="#__RefHeading___Toc1758_1614716846" text:style-name="Index_20_Link" text:visited-style-name="Index_20_Link">Tasques a realitzar<text:tab/>2</text:a></text:p>
        </text:index-body>
      </text:table-of-content>
      <text:h text:style-name="P22" text:outline-level="1"/>
      <text:h text:style-name="P23" text:outline-level="1"><text:bookmark-start text:name="__RefHeading___Toc974_1888434590"/>Entrega<text:bookmark-end text:name="__RefHeading___Toc974_1888434590"/></text:h>
      <text:list xml:id="list2615412166883782332" text:style-name="L1">
        <text:list-item>
          <text:p text:style-name="P17"><text:span text:style-name="T4">F</text:span><text:span text:style-name="T3">ormat PDF amb el nom del fitxer: </text:span><text:span text:style-name="T6">UF1_NF1_</text:span><text:span text:style-name="T7">A</text:span><text:span text:style-name="T8">1</text:span><text:span text:style-name="T6">_Cognom_Nom.pdf</text:span></text:p>
        </text:list-item>
        <text:list-item>
          <text:p text:style-name="P18">Es valorarà positivament que l'activitat sigui ordenada, estructurada i ben documentada, amb captures de pantalla quan sigui el cas.</text:p>
        </text:list-item>
        <text:list-item>
          <text:p text:style-name="P19">Es valorarà positivament que documentis<text:span text:style-name="T11"> </text:span><text:span text:style-name="T12">els inconvenients que trobis i la solució que hagis donat.</text:span></text:p>
        </text:list-item>
        <text:list-item>
          <text:p text:style-name="P20">Es valorarà negativament aquelles activitats que es presenten incompletes.</text:p>
          <text:p text:style-name="P21"/>
        </text:list-item>
      </text:list>
      <text:h text:style-name="Heading_20_1" text:outline-level="1"/>
      <text:h text:style-name="P25" text:outline-level="1"><text:bookmark-start text:name="__RefHeading___Toc277_1803582813"/>Introducció<text:bookmark-end text:name="__RefHeading___Toc277_1803582813"/></text:h>
      <text:p text:style-name="P16">dddddd</text:p>
      <text:h text:style-name="P24" text:outline-level="1"><text:bookmark-start text:name="__RefHeading___Toc1758_1614716846"/>Tasques a realitzar<text:bookmark-end text:name="__RefHeading___Toc1758_1614716846"/></text:h>
      <text:p text:style-name="P15">dddddd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2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/>
      <style:text-properties fo:color="#000080"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/>
      <style:text-properties fo:color="#000080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499cm" style:contextual-spacing="false"/>
      <style:text-properties fo:color="#000080" fo:font-size="80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7.608cm" style:rel-column-width="29326*"/>
    </style:style>
    <style:style style:name="Taula2.B" style:family="table-column">
      <style:table-column-properties style:column-width="7.385cm" style:rel-column-width="28470*"/>
    </style:style>
    <style:style style:name="Taula2.C" style:family="table-column">
      <style:table-column-properties style:column-width="2.007cm" style:rel-column-width="7739*"/>
    </style:style>
    <style:style style:name="Taula2.A1" style:family="table-cell">
      <style:table-cell-properties fo:background-color="#000080" fo:padding="0.097cm" fo:border-left="none" fo:border-right="none" fo:border-top="none" fo:border-bottom="2pt solid #000080">
        <style:background-image/>
      </style:table-cell-properties>
    </style:style>
    <style:style style:name="Taula2.B1" style:family="table-cell">
      <style:table-cell-properties fo:padding="0.097cm" fo:border-left="none" fo:border-right="none" fo:border-top="none" fo:border-bottom="2pt solid #000080"/>
    </style:style>
    <style:style style:name="Taula2.C1" style:family="table-cell">
      <style:table-cell-properties fo:padding="0.097cm" fo:border-left="none" fo:border-right="none" fo:border-top="none" fo:border-bottom="2pt solid #00008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padding="0.097cm" fo:border-left="none" fo:border-right="none" fo:border-top="2pt solid #000080" fo:border-bottom="none"/>
    </style:style>
    <style:style style:name="MP1" style:family="paragraph" style:parent-style-name="Table_20_Contents">
      <style:text-properties fo:color="#ffffff" style:font-name="Arial" fo:font-size="10pt" fo:font-weight="bold" officeooo:rsid="0004bb95" officeooo:paragraph-rsid="0004bb95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80" style:font-name="Arial" fo:font-size="10pt" fo:font-weight="bold" officeooo:rsid="0004bb95" officeooo:paragraph-rsid="0004bb95" style:font-size-asian="10pt" style:font-weight-asian="bold" style:font-size-complex="10pt" style:font-weight-complex="bold"/>
    </style:style>
    <style:style style:name="MP3" style:family="paragraph" style:parent-style-name="Table_20_Contents">
      <style:text-properties fo:color="#000080" style:font-name="Arial" fo:font-size="10pt" fo:font-style="normal" fo:font-weight="normal" officeooo:rsid="0004bb95" officeooo:paragraph-rsid="0004bb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color="#00008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1" style:family="text">
      <style:text-properties officeooo:rsid="00640c2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UF1. <text:span text:style-name="MT1">Introducció a les bases de dades</text:span></text:p>
            </table:table-cell>
            <table:table-cell table:style-name="Taula2.B1" office:value-type="string">
              <text:p text:style-name="MP2">NF1. <text:span text:style-name="MT1">Sistemes d'emmagatzemament d'informació</text:span></text:p>
            </table:table-cell>
            <table:table-cell table:style-name="Taula2.C1" office:value-type="string">
              <text:p text:style-name="Table_20_Contents"><draw:frame draw:style-name="Mfr1" draw:name="Imatge2" text:anchor-type="paragraph" svg:x="0.443cm" svg:y="-0.381cm" svg:width="1.081cm" svg:height="1.085cm" draw:z-index="1"><draw:image xlink:href="Pictures/100002010000010000000100C52DAF78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MP3">MP0<text:span text:style-name="MT1">2</text:span>. <text:span text:style-name="MT1">Gestió de bases de dades</text:span></text:p>
            </table:table-cell>
            <table:table-cell table:style-name="Taula1.A1" office:value-type="string">
              <text:p text:style-name="MP4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8M10S</meta:editing-duration>
    <meta:editing-cycles>85</meta:editing-cycles>
    <meta:generator>LibreOffice/4.2.8.2$Linux_x86 LibreOffice_project/420m0$Build-2</meta:generator>
    <dc:date>2016-09-23T10:56:23.585017700</dc:date>
    <meta:document-statistic meta:table-count="4" meta:image-count="1" meta:object-count="0" meta:page-count="2" meta:paragraph-count="23" meta:word-count="111" meta:character-count="710" meta:non-whitespace-character-count="626"/>
    <meta:user-defined meta:name="Info 1"/>
    <meta:user-defined meta:name="Info 2"/>
    <meta:user-defined meta:name="Info 3"/>
    <meta:user-defined meta:name="Info 4"/>
  </office:meta>
</office:document-meta>
</file>